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canaro" svg:font-family="canaro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weight="normal" officeooo:rsid="003e2623" officeooo:paragraph-rsid="0002eccd" style:font-size-asian="12.25pt" style:font-weight-asian="normal" style:font-size-complex="14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Times New Roman" fo:font-size="14pt" fo:font-style="normal" fo:font-weight="normal" officeooo:rsid="00357218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Times New Roman" fo:font-size="14pt" fo:font-style="normal" fo:font-weight="normal" officeooo:rsid="0056cf7f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Times New Roman" fo:font-size="14pt" fo:font-style="normal" fo:font-weight="normal" officeooo:rsid="00588114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Times New Roman" fo:font-size="14pt" fo:font-style="normal" fo:font-weight="normal" officeooo:paragraph-rsid="0002eccd"/>
    </style:style>
    <style:style style:name="P6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02eccd"/>
    </style:style>
    <style:style style:name="P7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042597"/>
    </style:style>
    <style:style style:name="P8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05d25c" officeooo:paragraph-rsid="0005d25c"/>
    </style:style>
    <style:style style:name="P9" style:family="paragraph" style:parent-style-name="Text_20_body">
      <style:paragraph-properties fo:margin-left="0cm" fo:margin-right="0cm" fo:margin-top="0.106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11.25pt" fo:letter-spacing="normal" fo:font-style="normal" fo:font-weight="normal" officeooo:paragraph-rsid="0002eccd"/>
    </style:style>
    <style:style style:name="P10" style:family="paragraph" style:parent-style-name="Footnote">
      <loext:graphic-properties draw:fill="none"/>
      <style:paragraph-properties fo:text-align="start" style:justify-single-word="false" fo:background-color="transparent" text:number-lines="false" text:line-number="0"/>
      <style:text-properties style:font-name="Times New Roman" fo:font-size="14pt" fo:font-style="normal" fo:font-weight="normal" officeooo:rsid="00357218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 style:list-style-name="L1">
      <loext:graphic-properties draw:fill="none"/>
      <style:paragraph-properties fo:text-align="start" style:justify-single-word="false" fo:background-color="transparent" text:number-lines="false" text:line-number="0"/>
      <style:text-properties officeooo:paragraph-rsid="0002eccd"/>
    </style:style>
    <style:style style:name="P12" style:family="paragraph" style:parent-style-name="Footnote" style:list-style-name="L1">
      <loext:graphic-properties draw:fill="none"/>
      <style:paragraph-properties fo:text-align="start" style:justify-single-word="false" fo:background-color="transparent"/>
      <style:text-properties style:font-name="Times New Roman" fo:font-size="14pt" fo:font-weight="normal" officeooo:rsid="00313925" officeooo:paragraph-rsid="0002eccd" style:font-size-asian="12.25pt" style:font-weight-asian="normal" style:font-size-complex="14pt" style:font-weight-complex="normal"/>
    </style:style>
    <style:style style:name="P13" style:family="paragraph" style:parent-style-name="Footnote" style:list-style-name="L1">
      <loext:graphic-properties draw:fill="none"/>
      <style:paragraph-properties fo:text-align="start" style:justify-single-word="false" fo:background-color="transparent"/>
      <style:text-properties style:font-name="Times New Roman" fo:font-size="14pt" fo:font-weight="normal" officeooo:rsid="002f5a09" officeooo:paragraph-rsid="0002eccd" style:font-size-asian="12.25pt" style:font-weight-asian="normal" style:font-size-complex="14pt" style:font-weight-complex="normal"/>
    </style:style>
    <style:style style:name="P14" style:family="paragraph" style:parent-style-name="Footnote" style:list-style-name="L1">
      <loext:graphic-properties draw:fill="none"/>
      <style:paragraph-properties fo:text-align="start" style:justify-single-word="false" fo:background-color="transparent" text:number-lines="false" text:line-number="0"/>
      <style:text-properties style:font-name="Times New Roman" fo:font-size="14pt" fo:font-weight="normal" officeooo:rsid="00313925" officeooo:paragraph-rsid="0002eccd" style:font-size-asian="12.25pt" style:font-weight-asian="normal" style:font-size-complex="14pt" style:font-weight-complex="normal"/>
    </style:style>
    <style:style style:name="P15" style:family="paragraph" style:parent-style-name="Footnote" style:list-style-name="L1" style:master-page-name="">
      <loext:graphic-properties draw:fill="none"/>
      <style:paragraph-properties fo:text-align="start" style:justify-single-word="false" style:page-number="auto" fo:background-color="transparent" text:number-lines="false" text:line-number="0"/>
      <style:text-properties style:font-name="Times New Roman" fo:font-size="14pt" fo:font-weight="normal" officeooo:rsid="002f5a09" officeooo:paragraph-rsid="0002eccd" style:font-size-asian="12.25pt" style:font-weight-asian="normal" style:font-size-complex="14pt" style:font-weight-complex="normal"/>
    </style:style>
    <style:style style:name="P16" style:family="paragraph" style:parent-style-name="Footnote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Times New Roman" fo:font-size="14pt" fo:font-style="normal" fo:font-weight="normal" officeooo:rsid="00357218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Footnote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Times New Roman" fo:font-size="14pt" fo:font-style="normal" fo:font-weight="normal" officeooo:rsid="0054f117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0088e93"/>
    </style:style>
    <style:style style:name="P19" style:family="paragraph" style:parent-style-name="Footnote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0a4233" officeooo:paragraph-rsid="000a4233"/>
    </style:style>
    <style:style style:name="P20" style:family="paragraph" style:parent-style-name="Footnote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/>
      <style:text-properties style:font-name="Times New Roman" fo:font-size="14pt" fo:font-style="normal" fo:font-weight="normal" officeooo:rsid="004a7f60" officeooo:paragraph-rsid="0002eccd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normal" officeooo:rsid="00378e12" style:font-style-asian="normal" style:font-style-complex="normal"/>
    </style:style>
    <style:style style:name="T2" style:family="text">
      <style:text-properties fo:font-style="normal" officeooo:rsid="00357218" style:font-style-asian="normal" style:font-style-complex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357218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357218" style:text-blinking="false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officeooo:rsid="00357218" style:text-blinking="false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canaro" fo:font-size="22.5pt" fo:letter-spacing="normal"/>
    </style:style>
    <style:style style:name="T7" style:family="text">
      <style:text-properties fo:font-variant="normal" fo:text-transform="none" fo:color="#000000" style:font-name="canaro" fo:font-size="22.5pt" fo:letter-spacing="normal" officeooo:rsid="005f2341"/>
    </style:style>
    <style:style style:name="T8" style:family="text">
      <style:text-properties fo:font-variant="normal" fo:text-transform="none" fo:color="#000000" style:font-name="canaro" fo:font-size="22.5pt" fo:letter-spacing="normal" fo:font-style="normal" fo:font-weight="normal" officeooo:rsid="005f2341"/>
    </style:style>
    <style:style style:name="T9" style:family="text">
      <style:text-properties fo:font-variant="normal" fo:text-transform="none" fo:color="#000000" style:font-name="canaro" fo:font-size="22.5pt" fo:letter-spacing="normal" fo:font-style="normal" fo:font-weight="normal" officeooo:rsid="0060bfef"/>
    </style:style>
    <style:style style:name="T10" style:family="text">
      <style:text-properties fo:font-variant="normal" fo:text-transform="none" fo:color="#222222" style:font-name="sans-serif" fo:font-size="8.25pt" fo:letter-spacing="normal"/>
    </style:style>
    <style:style style:name="T11" style:family="text">
      <style:text-properties fo:font-variant="normal" fo:text-transform="none" fo:color="#222222" style:font-name="sans-serif" fo:font-size="8.25pt" fo:letter-spacing="normal" fo:font-style="normal" fo:font-weight="normal"/>
    </style:style>
    <style:style style:name="T12" style:family="text">
      <style:text-properties fo:font-variant="normal" fo:text-transform="none" fo:color="#222222" style:font-name="sans-serif" fo:font-size="9pt" fo:letter-spacing="normal" fo:font-style="normal" fo:font-weight="normal"/>
    </style:style>
    <style:style style:name="T13" style:family="text">
      <style:text-properties fo:font-variant="normal" fo:text-transform="none" fo:color="#222222" style:font-name="canaro" fo:font-size="22.5pt" fo:letter-spacing="normal"/>
    </style:style>
    <style:style style:name="T14" style:family="text">
      <style:text-properties fo:font-variant="normal" fo:text-transform="none" fo:color="#222222" fo:letter-spacing="normal"/>
    </style:style>
    <style:style style:name="T15" style:family="text">
      <style:text-properties fo:font-variant="normal" fo:text-transform="none" fo:color="#663366" style:text-line-through-style="none" style:text-line-through-type="none" style:font-name="sans-serif" fo:font-size="9pt" fo:letter-spacing="normal" fo:font-style="italic" style:text-underline-style="none" fo:font-weight="normal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663366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font-size="9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officeooo:rsid="005f2341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font-style="normal" fo:font-weight="normal" officeooo:rsid="00042597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0088e9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</text:p>
      <text:p text:style-name="P1"/>
      <text:p text:style-name="P2"/>
      <text:list xml:id="list225419183672601261" text:style-name="L1">
        <text:list-item>
          <text:p text:style-name="P12"><text:a xlink:type="simple" xlink:href="http://www.play.google.com/store/apps/details?id=cz.destil.settleup" text:style-name="Internet_20_link" text:visited-style-name="Visited_20_Internet_20_Link"><text:span text:style-name="T1">www.</text:span></text:a><text:a xlink:type="simple" xlink:href="http://www.play.google.com/store/apps/details?id=cz.destil.settleup" text:style-name="Internet_20_link" text:visited-style-name="Visited_20_Internet_20_Link"><text:span text:style-name="T2">play.google.com/store/apps/details?id=cz.destil.settleup</text:span></text:a></text:p>
        </text:list-item>
        <text:list-item>
          <text:p text:style-name="P14"><text:a xlink:type="simple" xlink:href="http://www.play.google.com/store/apps/details?id=com.Splitwise.SplitwiseMobile" text:style-name="Internet_20_link" text:visited-style-name="Visited_20_Internet_20_Link"><text:span text:style-name="T1">www.</text:span></text:a><text:a xlink:type="simple" xlink:href="http://www.play.google.com/store/apps/details?id=com.Splitwise.SplitwiseMobile" text:style-name="Internet_20_link" text:visited-style-name="Visited_20_Internet_20_Link"><text:span text:style-name="T2">play.google.com/store/apps/details?id=com.Splitwise.SplitwiseMobile</text:span></text:a></text:p>
        </text:list-item>
        <text:list-item>
          <text:p text:style-name="P13"><text:a xlink:type="simple" xlink:href="https://support.google.com/adsense/answer/113771" text:style-name="Internet_20_link" text:visited-style-name="Visited_20_Internet_20_Link"><text:span text:style-name="T2">https://support.google.com/adsense/answer/113771</text:span></text:a></text:p>
        </text:list-item>
        <text:list-item>
          <text:p text:style-name="P15"><text:a xlink:type="simple" xlink:href="https://www.facebook.com/about/ads/" text:style-name="Internet_20_link" text:visited-style-name="Visited_20_Internet_20_Link"><text:span text:style-name="T2">https://www.facebook.com/about/ads/</text:span></text:a></text:p>
        </text:list-item>
      </text:list>
      <text:p text:style-name="P10"/>
      <text:p text:style-name="P10"/>
      <text:list xml:id="list231943613422584" text:continue-numbering="true" text:style-name="L1">
        <text:list-item>
          <text:p text:style-name="P11"><text:span text:style-name="Citation"><text:span text:style-name="T3">Wiegers, Karl E. (2003). </text:span></text:span><text:span text:style-name="Citation"><text:span text:style-name="T4">Software Requirements </text:span></text:span><text:span text:style-name="Citation"><text:span text:style-name="T3">(2nd ed.). Redmond: Microsoft Press. </text:span></text:span><text:span text:style-name="Citation"><text:span text:style-name="T5">ISBN 978-0-7356-1879-4</text:span></text:span><text:span text:style-name="Citation"><text:span text:style-name="T3">.</text:span></text:span></text:p>
        </text:list-item>
        <text:list-item>
          <text:p text:style-name="P16"><text:span text:style-name="T10">The Institute of Electrical and Electronics Engineers Standards Board: Recommended Practice for Architectural Description of Software-Intensive Systems, ISO/IEC 42010:2007(E) IEEE Std 1471-2000, 2007</text:span> </text:p>
          <text:p text:style-name="P16"/>
        </text:list-item>
        <text:list-item>
          <text:p text:style-name="P20"><text:a xlink:type="simple" xlink:href="https://en.wikipedia.org/wiki/Standalone_software" text:style-name="Internet_20_link" text:visited-style-name="Visited_20_Internet_20_Link">https://en.wikipedia.org/wiki/Standalone_software</text:a></text:p>
        </text:list-item>
        <text:list-item>
          <text:p text:style-name="P17"><text:a xlink:type="simple" xlink:href="https://techterms.com/definition/p2p" text:style-name="Internet_20_link" text:visited-style-name="Visited_20_Internet_20_Link">https://techterms.com/definition/p2p</text:a></text:p>
        </text:list-item>
      </text:list>
      <text:p text:style-name="P3">9. <text:a xlink:type="simple" xlink:href="https://upload.wikimedia.org/wikipedia/commons/thumb/3/3f/P2P-network.svg/1200px-P2P-network.svg.png" text:style-name="Internet_20_link" text:visited-style-name="Visited_20_Internet_20_Link">https://upload.wikimedia.org/wikipedia/commons/thumb/3/3f/P2P-network.svg/1200px-P2P-network.svg.png</text:a></text:p>
      <text:p text:style-name="P3">10. <text:a xlink:type="simple" xlink:href="http://www.i-slownik.pl/781,klient-serwer/" text:style-name="Internet_20_link" text:visited-style-name="Visited_20_Internet_20_Link">http://www.i-slownik.pl/781,klient-serwer/</text:a></text:p>
      <text:p text:style-name="P4">11.<text:a xlink:type="simple" xlink:href="https://upload.wikimedia.org/wikipedia/commons/thumb/f/fb/Server-based-network.svg/200px-Server-based-network.svg.png" text:style-name="Internet_20_link" text:visited-style-name="Visited_20_Internet_20_Link">https://upload.wikimedia.org/wikipedia/commons/thumb/f/fb/Server-based-network.svg/200px-Server-based-network.svg.png</text:a></text:p>
      <text:p text:style-name="P5"><text:span text:style-name="T18">12. </text:span><text:span text:style-name="T6">Sieci komputerowe –</text:span><text:span text:style-name="T7"> tanenbaym</text:span></text:p>
      <text:p text:style-name="P6"><text:span text:style-name="T8">1</text:span><text:span text:style-name="T9">3.</text:span><text:span text:style-name="T13"> </text:span><text:span text:style-name="T11">Josuttis, Nicolai M. SOA in practice: the art of distributed system design. O'Reilly Media, Inc., 2007., strona: 217</text:span><text:span text:style-name="T6"> </text:span></text:p>
      <text:p text:style-name="P9"/>
      <text:p text:style-name="P7"><text:span text:style-name="T19">14. </text:span><text:span text:style-name="T12">Hirsch, Frederick; Kemp, John; Ilkka, Jani (2007). </text:span><text:a xlink:type="simple" xlink:href="https://books.google.com/books?id=v5f0ORBgd5IC" text:style-name="Internet_20_link" text:visited-style-name="Visited_20_Internet_20_Link"><text:span text:style-name="T15">Mobile Web Services: Architecture and Implementation</text:span></text:a><text:span text:style-name="T12">. John Wiley &amp; Sons. p. 27. </text:span><text:a xlink:type="simple" xlink:href="https://en.wikipedia.org/wiki/International_Standard_Book_Number" text:style-name="Internet_20_link" text:visited-style-name="Visited_20_Internet_20_Link"><text:span text:style-name="T17">ISBN</text:span></text:a><text:span text:style-name="T14"> </text:span><text:a xlink:type="simple" xlink:href="https://en.wikipedia.org/wiki/Special:BookSources/9780470032596" text:style-name="Internet_20_link" text:visited-style-name="Visited_20_Internet_20_Link"><text:span text:style-name="T17">9780470032596</text:span></text:a><text:span text:style-name="T12">. Retrieved 2014-09-15.</text:span> </text:p>
      <text:p text:style-name="P7"/>
      <text:p text:style-name="P8">15. <text:a xlink:type="simple" xlink:href="https://www.w3schools.com/xml/xml_soap.asp" text:style-name="Internet_20_link" text:visited-style-name="Visited_20_Internet_20_Link">https://www.w3schools.com/xml/xml_soap.asp</text:a></text:p>
      <text:p text:style-name="P8"/>
      <text:p text:style-name="P18"><text:span text:style-name="T20">16. </text:span><text:span text:style-name="T14"> </text:span><text:a xlink:type="simple" xlink:href="https://www.w3.org/TR/2004/NOTE-ws-arch-20040211/#relwwwrest" text:style-name="Internet_20_link" text:visited-style-name="Visited_20_Internet_20_Link"><text:span text:style-name="Citation"><text:span text:style-name="T16">"Web Services Architecture"</text:span></text:span></text:a><text:span text:style-name="Citation"><text:span text:style-name="T12">. World Wide Web Consortium. 11 February 2004. 3.1.3 Relationship to the World Wide Web and REST Architectures. Retrieved 29 September 2016.</text:span></text:span> </text:p>
      <text:p text:style-name="P18"/>
      <text:p text:style-name="P19">17. Thinking i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canaro" svg:font-family="canaro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M12S</meta:editing-duration>
    <meta:editing-cycles>6</meta:editing-cycles>
    <meta:generator>LibreOffice/5.1.4.2$Windows_x86 LibreOffice_project/f99d75f39f1c57ebdd7ffc5f42867c12031db97a</meta:generator>
    <dc:date>2017-07-17T23:19:41.831000000</dc:date>
    <meta:document-statistic meta:table-count="0" meta:image-count="0" meta:object-count="0" meta:page-count="1" meta:paragraph-count="18" meta:word-count="134" meta:character-count="1473" meta:non-whitespace-character-count="1359"/>
    <meta:user-defined meta:name="Info 1"/>
    <meta:user-defined meta:name="Info 2"/>
    <meta:user-defined meta:name="Info 3"/>
    <meta:user-defined meta:name="Info 4"/>
  </office:meta>
</office:document-meta>
</file>